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c3c3c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5.16mm" svg:height="109.77mm" svg:x="16.35mm" svg:y="25.96mm">
            <draw:object draw:notify-on-update-of-ranges="Sheet1.A2:Sheet1.A4 Sheet1.B1:Sheet1.B1 Sheet1.B2:Sheet1.B4 Sheet1.C1:Sheet1.C1 Sheet1.C2:Sheet1.C4 Sheet1.D1:Sheet1.D1 Sheet1.D2:Sheet1.D4 Sheet1.E1:Sheet1.E1 Sheet1.E2:Sheet1.E4 Sheet1.F1:Sheet1.F1 Sheet1.F2:Sheet1.F4 Sheet1.G1:Sheet1.G1 Sheet1.G2:Sheet1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unk</text:p>
          </table:table-cell>
          <table:table-cell table:style-name="ce1" office:value-type="string" calcext:value-type="string">
            <text:p>Static-1</text:p>
          </table:table-cell>
          <table:table-cell table:style-name="ce1" office:value-type="string" calcext:value-type="string">
            <text:p>Static-2</text:p>
          </table:table-cell>
          <table:table-cell table:style-name="ce1" office:value-type="string" calcext:value-type="string">
            <text:p>Dynamic-1</text:p>
          </table:table-cell>
          <table:table-cell table:style-name="ce1" office:value-type="string" calcext:value-type="string">
            <text:p>Dynamic-2</text:p>
          </table:table-cell>
          <table:table-cell table:style-name="ce1" office:value-type="string" calcext:value-type="string">
            <text:p>Guided-1</text:p>
          </table:table-cell>
          <table:table-cell table:style-name="ce1" office:value-type="string" calcext:value-type="string">
            <text:p>Guided-2</text:p>
          </table:table-cell>
        </table:table-row>
        <table:table-row table:style-name="ro1">
          <table:table-cell office:value-type="string" calcext:value-type="string">
            <text:p>Por defecto</text:p>
          </table:table-cell>
          <table:table-cell table:style-name="ce2" office:value-type="float" office:value="0.066727698" calcext:value-type="float">
            <text:p>0,066727698</text:p>
          </table:table-cell>
          <table:table-cell table:style-name="ce1" office:value-type="float" office:value="0.066286693" calcext:value-type="float">
            <text:p>0,066286693</text:p>
          </table:table-cell>
          <table:table-cell table:style-name="ce2" office:value-type="float" office:value="0.058056343" calcext:value-type="float">
            <text:p>0,058056343</text:p>
          </table:table-cell>
          <table:table-cell table:style-name="ce1" office:value-type="float" office:value="0.057670952" calcext:value-type="float">
            <text:p>0,057670952</text:p>
          </table:table-cell>
          <table:table-cell table:style-name="ce3" office:value-type="float" office:value="0.074995137" calcext:value-type="float">
            <text:p>0,074995137</text:p>
          </table:table-cell>
          <table:table-cell table:style-name="ce1" office:value-type="float" office:value="0.06019232" calcext:value-type="float">
            <text:p>0,06019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059496218" calcext:value-type="float">
            <text:p>0,059496218</text:p>
          </table:table-cell>
          <table:table-cell table:style-name="ce1" office:value-type="float" office:value="0.059282904" calcext:value-type="float">
            <text:p>0,059282904</text:p>
          </table:table-cell>
          <table:table-cell table:style-name="ce2" office:value-type="float" office:value="0.057982421" calcext:value-type="float">
            <text:p>0,057982421</text:p>
          </table:table-cell>
          <table:table-cell table:style-name="ce1" office:value-type="float" office:value="0.057831816" calcext:value-type="float">
            <text:p>0,057831816</text:p>
          </table:table-cell>
          <table:table-cell table:style-name="ce2" office:value-type="float" office:value="0.060328342" calcext:value-type="float">
            <text:p>0,060328342</text:p>
          </table:table-cell>
          <table:table-cell table:style-name="ce1" office:value-type="float" office:value="0.061215264" calcext:value-type="float">
            <text:p>0,0612152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0.058865992" calcext:value-type="float">
            <text:p>0,058865992</text:p>
          </table:table-cell>
          <table:table-cell table:style-name="ce1" office:value-type="float" office:value="0.058669628" calcext:value-type="float">
            <text:p>0,058669628</text:p>
          </table:table-cell>
          <table:table-cell table:style-name="ce2" office:value-type="float" office:value="0.053595665" calcext:value-type="float">
            <text:p>0,053595665</text:p>
          </table:table-cell>
          <table:table-cell table:style-name="ce1" office:value-type="float" office:value="0.053298571" calcext:value-type="float">
            <text:p>0,053298571</text:p>
          </table:table-cell>
          <table:table-cell table:style-name="ce2" office:value-type="float" office:value="0.059065246" calcext:value-type="float">
            <text:p>0,059065246</text:p>
          </table:table-cell>
          <table:table-cell table:style-name="ce1" office:value-type="float" office:value="0.059425637" calcext:value-type="float">
            <text:p>0,059425637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11:38:00.893554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0:26:47.419807757</meta:creation-date>
    <dc:date>2018-05-07T13:19:29.520510803</dc:date>
    <meta:editing-duration>PT1H24M16S</meta:editing-duration>
    <meta:editing-cycles>2</meta:editing-cycles>
    <meta:generator>LibreOffice/6.0.3.2$Linux_X86_64 LibreOffice_project/0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52" chart:maximum="0.075" chart:origin="0" chart:interval-major="0.00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e7f00" draw:fill-color="#fe7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62c4" draw:fill-color="#0062c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ffff" draw:fill-color="#00ff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17cm" svg:height="10.978cm" xlink:href=".." xlink:type="simple" chart:class="chart:line" chart:style-name="ch1">
        <chart:title svg:x="5.164cm" svg:y="0.355cm" chart:style-name="ch2">
          <text:p>Gráfica para distintas planificaciones y chunk</text:p>
        </chart:title>
        <chart:legend chart:legend-position="end" svg:x="16.533cm" svg:y="3.945cm" style:legend-expansion="high" chart:style-name="ch3"/>
        <chart:plot-area chart:style-name="ch4" table:cell-range-address="Sheet1.A1:Sheet1.G4" chart:data-source-has-labels="both" svg:x="1.401cm" svg:y="1.353cm" svg:width="14.742cm" svg:height="8.425cm">
          <chartooo:coordinate-region svg:x="2.684cm" svg:y="1.392cm" svg:width="13.272cm" svg:height="7.739cm"/>
          <chart:axis chart:dimension="x" chart:name="primary-x" chart:style-name="ch5" chartooo:axis-type="auto">
            <chartooo:date-scale/>
            <chart:title svg:x="7.643cm" svg:y="9.997cm" chart:style-name="ch6">
              <text:p>Tamaño chunk</text:p>
            </chart:title>
            <chart:categories table:cell-range-address="Sheet1.A2:Sheet1.A4"/>
          </chart:axis>
          <chart:axis chart:dimension="y" chart:name="primary-y" chart:style-name="ch7">
            <chart:title svg:x="0.451cm" svg:y="6.905cm" chart:style-name="ch8">
              <text:p>Tiempo ejecución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line">
            <chart:data-point chart:repeated="3"/>
          </chart:series>
          <chart:series chart:style-name="ch11" chart:values-cell-range-address="Sheet1.C2:Sheet1.C4" chart:label-cell-address="Sheet1.C1:Sheet1.C1" chart:class="chart:line">
            <chart:data-point chart:repeated="3"/>
          </chart:series>
          <chart:series chart:style-name="ch12" chart:values-cell-range-address="Sheet1.D2:Sheet1.D4" chart:label-cell-address="Sheet1.D1:Sheet1.D1" chart:class="chart:line">
            <chart:data-point chart:repeated="3"/>
          </chart:series>
          <chart:series chart:style-name="ch13" chart:values-cell-range-address="Sheet1.E2:Sheet1.E4" chart:label-cell-address="Sheet1.E1:Sheet1.E1" chart:class="chart:line">
            <chart:data-point chart:repeated="3"/>
          </chart:series>
          <chart:series chart:style-name="ch14" chart:values-cell-range-address="Sheet1.F2:Sheet1.F4" chart:label-cell-address="Sheet1.F1:Sheet1.F1" chart:class="chart:line">
            <chart:data-point chart:repeated="3"/>
          </chart:series>
          <chart:series chart:style-name="ch15" chart:values-cell-range-address="Sheet1.G2:Sheet1.G4" chart:label-cell-address="Sheet1.G1:Sheet1.G1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-1</text:p>
                <draw:g>
                  <svg:desc>Sheet1.B1:Sheet1.B1</svg:desc>
                </draw:g>
              </table:table-cell>
              <table:table-cell office:value-type="string">
                <text:p>Static-2</text:p>
                <draw:g>
                  <svg:desc>Sheet1.C1:Sheet1.C1</svg:desc>
                </draw:g>
              </table:table-cell>
              <table:table-cell office:value-type="string">
                <text:p>Dynamic-1</text:p>
                <draw:g>
                  <svg:desc>Sheet1.D1:Sheet1.D1</svg:desc>
                </draw:g>
              </table:table-cell>
              <table:table-cell office:value-type="string">
                <text:p>Dynamic-2</text:p>
                <draw:g>
                  <svg:desc>Sheet1.E1:Sheet1.E1</svg:desc>
                </draw:g>
              </table:table-cell>
              <table:table-cell office:value-type="string">
                <text:p>Guided-1</text:p>
                <draw:g>
                  <svg:desc>Sheet1.F1:Sheet1.F1</svg:desc>
                </draw:g>
              </table:table-cell>
              <table:table-cell office:value-type="string">
                <text:p>Guided-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Sheet1.A2:Sheet1.A4</svg:desc>
                </draw:g>
              </table:table-cell>
              <table:table-cell office:value-type="float" office:value="0.066727698">
                <text:p>0.066727698</text:p>
                <draw:g>
                  <svg:desc>Sheet1.B2:Sheet1.B4</svg:desc>
                </draw:g>
              </table:table-cell>
              <table:table-cell office:value-type="float" office:value="0.066286693">
                <text:p>0.066286693</text:p>
                <draw:g>
                  <svg:desc>Sheet1.C2:Sheet1.C4</svg:desc>
                </draw:g>
              </table:table-cell>
              <table:table-cell office:value-type="float" office:value="0.058056343">
                <text:p>0.058056343</text:p>
                <draw:g>
                  <svg:desc>Sheet1.D2:Sheet1.D4</svg:desc>
                </draw:g>
              </table:table-cell>
              <table:table-cell office:value-type="float" office:value="0.057670952">
                <text:p>0.057670952</text:p>
                <draw:g>
                  <svg:desc>Sheet1.E2:Sheet1.E4</svg:desc>
                </draw:g>
              </table:table-cell>
              <table:table-cell office:value-type="float" office:value="0.074995137">
                <text:p>0.074995137</text:p>
                <draw:g>
                  <svg:desc>Sheet1.F2:Sheet1.F4</svg:desc>
                </draw:g>
              </table:table-cell>
              <table:table-cell office:value-type="float" office:value="0.06019232">
                <text:p>0.06019232</text:p>
                <draw:g>
                  <svg:desc>Sheet1.G2:Sheet1.G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9496218">
                <text:p>0.059496218</text:p>
              </table:table-cell>
              <table:table-cell office:value-type="float" office:value="0.059282904">
                <text:p>0.059282904</text:p>
              </table:table-cell>
              <table:table-cell office:value-type="float" office:value="0.057982421">
                <text:p>0.057982421</text:p>
              </table:table-cell>
              <table:table-cell office:value-type="float" office:value="0.057831816">
                <text:p>0.057831816</text:p>
              </table:table-cell>
              <table:table-cell office:value-type="float" office:value="0.060328342">
                <text:p>0.060328342</text:p>
              </table:table-cell>
              <table:table-cell office:value-type="float" office:value="0.061215264">
                <text:p>0.0612152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8865992">
                <text:p>0.058865992</text:p>
              </table:table-cell>
              <table:table-cell office:value-type="float" office:value="0.058669628">
                <text:p>0.058669628</text:p>
              </table:table-cell>
              <table:table-cell office:value-type="float" office:value="0.053595665">
                <text:p>0.053595665</text:p>
              </table:table-cell>
              <table:table-cell office:value-type="float" office:value="0.053298571">
                <text:p>0.053298571</text:p>
              </table:table-cell>
              <table:table-cell office:value-type="float" office:value="0.059065246">
                <text:p>0.059065246</text:p>
              </table:table-cell>
              <table:table-cell office:value-type="float" office:value="0.059425637">
                <text:p>0.059425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